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91111111111111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4" calcext:value-type="float">
            <text:p>4</text:p>
          </table:table-cell>
          <table:table-cell table:formula="of:=IF([.C2]=0;0;[.$B$46]*[.B2]+[.E2]*[.$B$47]+[.F2]*[.$B$48]+[.C2]*[.$B$46]*[.B2])" office:value-type="float" office:value="1.002299908" calcext:value-type="float">
            <text:p>1,0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916666666666667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3" calcext:value-type="float">
            <text:p>3</text:p>
          </table:table-cell>
          <table:table-cell table:formula="of:=IF([.C4]=0;0;[.$B$46]*[.B4]+[.E4]*[.$B$47]+[.F4]*[.$B$48]+[.C4]*[.$B$46]*[.B4])" office:value-type="float" office:value="0.751849926" calcext:value-type="float">
            <text:p>0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349986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750561797752809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22.2" calcext:value-type="float">
            <text:p>22,2</text:p>
          </table:table-cell>
          <table:table-cell table:formula="of:=IF([.C8]=0;0;[.$B$46]*[.B8]+[.E8]*[.$B$47]+[.F8]*[.$B$48]+[.C8]*[.$B$46]*[.B8])" office:value-type="float" office:value="5.55449982" calcext:value-type="float">
            <text:p>5,6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IF([.C12]=0;0;[.$B$46]*[.B12]+[.E12]*[.$B$47]+[.F12]*[.$B$48]+[.C12]*[.$B$46]*[.B12])" office:value-type="float" office:value="0.001041625" calcext:value-type="float">
            <text:p>0,0</text:p>
          </table:table-cell>
          <table:table-cell office:value-type="float" office:value="1.704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1949922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formula="of:=IF([.C14]=0;0;[.$B$46]*[.B14]+[.E14]*[.$B$47]+[.F14]*[.$B$48]+[.C14]*[.$B$46]*[.B14])" office:value-type="float" office:value="0.00058331" calcext:value-type="float">
            <text:p>0,0</text:p>
          </table:table-cell>
          <table:table-cell office:value-type="float" office:value="0.923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68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IF([.C15]=0;0;[.$B$46]*[.B15]+[.E15]*[.$B$47]+[.F15]*[.$B$48]+[.C15]*[.$B$46]*[.B15])" office:value-type="float" office:value="0.251649934" calcext:value-type="float">
            <text:p>0,3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1899924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16" calcext:value-type="float">
            <text:p>16</text:p>
          </table:table-cell>
          <table:table-cell table:formula="of:=IF([.C21]=0;0;[.$B$46]*[.B21]+[.E21]*[.$B$47]+[.F21]*[.$B$48]+[.C21]*[.$B$46]*[.B21])" office:value-type="float" office:value="4.006849726" calcext:value-type="float">
            <text:p>4,0</text:p>
          </table:table-cell>
          <table:table-cell office:value-type="float" office:value="9.656" calcext:value-type="float">
            <text:p>9,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1299948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43612334801762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35.5" calcext:value-type="float">
            <text:p>35,5</text:p>
          </table:table-cell>
          <table:table-cell table:formula="of:=IF([.C24]=0;0;[.$B$46]*[.B24]+[.E24]*[.$B$47]+[.F24]*[.$B$48]+[.C24]*[.$B$46]*[.B24])" office:value-type="float" office:value="8.886399544" calcext:value-type="float">
            <text:p>8,9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67672413793103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30.7" calcext:value-type="float">
            <text:p>30,7</text:p>
          </table:table-cell>
          <table:table-cell table:formula="of:=IF([.C25]=0;0;[.$B$46]*[.B25]+[.E25]*[.$B$47]+[.F25]*[.$B$48]+[.C25]*[.$B$46]*[.B25])" office:value-type="float" office:value="7.686649534" calcext:value-type="float">
            <text:p>7,7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81960784313725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9.2" calcext:value-type="float">
            <text:p>9,2</text:p>
          </table:table-cell>
          <table:table-cell table:formula="of:=IF([.C26]=0;0;[.$B$46]*[.B26]+[.E26]*[.$B$47]+[.F26]*[.$B$48]+[.C26]*[.$B$46]*[.B26])" office:value-type="float" office:value="2.302599896" calcext:value-type="float">
            <text:p>2,3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formula="of:=IF([.C27]=0;0;[.$B$46]*[.B27]+[.E27]*[.$B$47]+[.F27]*[.$B$48]+[.C27]*[.$B$46]*[.B27])" office:value-type="float" office:value="0.000958295" calcext:value-type="float">
            <text:p>0,0</text:p>
          </table:table-cell>
          <table:table-cell office:value-type="float" office:value="1.562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841796875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40.5" calcext:value-type="float">
            <text:p>40,5</text:p>
          </table:table-cell>
          <table:table-cell table:formula="of:=IF([.C29]=0;0;[.$B$46]*[.B29]+[.E29]*[.$B$47]+[.F29]*[.$B$48]+[.C29]*[.$B$46]*[.B29])" office:value-type="float" office:value="10.137849486" calcext:value-type="float">
            <text:p>10,1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6148648648648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20.5" calcext:value-type="float">
            <text:p>20,5</text:p>
          </table:table-cell>
          <table:table-cell table:formula="of:=IF([.C30]=0;0;[.$B$46]*[.B30]+[.E30]*[.$B$47]+[.F30]*[.$B$48]+[.C30]*[.$B$46]*[.B30])" office:value-type="float" office:value="5.132449702" calcext:value-type="float">
            <text:p>5,1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30769230769231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38.5" calcext:value-type="float">
            <text:p>38,5</text:p>
          </table:table-cell>
          <table:table-cell table:formula="of:=IF([.C31]=0;0;[.$B$46]*[.B31]+[.E31]*[.$B$47]+[.F31]*[.$B$48]+[.C31]*[.$B$46]*[.B31])" office:value-type="float" office:value="9.632199712" calcext:value-type="float">
            <text:p>9,6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81632653061224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9" calcext:value-type="float">
            <text:p>9</text:p>
          </table:table-cell>
          <table:table-cell table:formula="of:=IF([.C32]=0;0;[.$B$46]*[.B32]+[.E32]*[.$B$47]+[.F32]*[.$B$48]+[.C32]*[.$B$46]*[.B32])" office:value-type="float" office:value="2.2524999" calcext:value-type="float">
            <text:p>2,3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0899964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647826086956522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16.2" calcext:value-type="float">
            <text:p>16,2</text:p>
          </table:table-cell>
          <table:table-cell table:formula="of:=IF([.C35]=0;0;[.$B$46]*[.B35]+[.E35]*[.$B$47]+[.F35]*[.$B$48]+[.C35]*[.$B$46]*[.B35])" office:value-type="float" office:value="4.052349906" calcext:value-type="float">
            <text:p>4,1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0849966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85555555555555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18.2" calcext:value-type="float">
            <text:p>18,2</text:p>
          </table:table-cell>
          <table:table-cell table:formula="of:=IF([.C37]=0;0;[.$B$46]*[.B37]+[.E37]*[.$B$47]+[.F37]*[.$B$48]+[.C37]*[.$B$46]*[.B37])" office:value-type="float" office:value="4.556349746" calcext:value-type="float">
            <text:p>4,6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0799968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399984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886138613861386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11.5" calcext:value-type="float">
            <text:p>11,5</text:p>
          </table:table-cell>
          <table:table-cell table:formula="of:=IF([.C40]=0;0;[.$B$46]*[.B40]+[.E40]*[.$B$47]+[.F40]*[.$B$48]+[.C40]*[.$B$46]*[.B40])" office:value-type="float" office:value="2.880099796" calcext:value-type="float">
            <text:p>2,9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187" calcext:value-type="float">
            <text:p>187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859359844810863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290" calcext:value-type="float">
            <text:p>290</text:p>
          </table:table-cell>
          <table:table-cell table:formula="of:=SUM([.G2:.G40])" office:value-type="float" office:value="72.600704305" calcext:value-type="float">
            <text:p>72,6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144" calcext:value-type="float">
            <text:p>144,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1];0)" office:value-type="float" office:value="28" calcext:value-type="float">
            <text:p>2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0-mtb-SSDL2'.A1:'0-mtb-SSDL2'.J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6:59.0259590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18.838538271</dc:date>
    <meta:editing-duration>PT2H49M54S</meta:editing-duration>
    <meta:editing-cycles>18</meta:editing-cycles>
    <meta:document-statistic meta:table-count="2" meta:cell-count="659" meta:object-count="0"/>
  </office:meta>
</office:document-meta>
</file>